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4">
      <style:text-properties fo:font-weight="normal" style:font-weight-asian="normal" style:font-weight-complex="normal"/>
    </style:style>
    <style:style style:name="P8" style:family="paragraph" style:parent-style-name="Standard" style:list-style-name="L5">
      <style:text-properties fo:font-weight="normal" style:font-weight-asian="normal" style:font-weight-complex="normal"/>
    </style:style>
    <style:style style:name="P9" style:family="paragraph" style:parent-style-name="Standard" style:list-style-name="L6">
      <style:text-properties fo:font-weight="normal" style:font-weight-asian="normal" style:font-weight-complex="normal"/>
    </style:style>
    <style:style style:name="P10" style:family="paragraph" style:parent-style-name="Standard" style:list-style-name="L7">
      <style:text-properties fo:font-weight="normal" style:font-weight-asian="normal" style:font-weight-complex="normal"/>
    </style:style>
    <style:style style:name="P11" style:family="paragraph" style:parent-style-name="Standard" style:list-style-name="L9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lete Requirements:</text:p>
      <text:p text:style-name="P2"/>
      <text:p text:style-name="P2"><text:tab/>50%</text:p>
      <text:list xml:id="list4766573244406573178" text:style-name="L1">
        <text:list-item>
          <text:list>
            <text:list-item>
              <text:p text:style-name="P3">Display supplied board and make it scrollable</text:p>
              <text:list>
                <text:list-item>
                  <text:p text:style-name="P3">Testable by starting a new game and scrolling the board located on the left</text:p>
                </text:list-item>
              </text:list>
            </text:list-item>
            <text:list-item>
              <text:p text:style-name="P3">Support placement of dwellings and ghosts</text:p>
              <text:list>
                <text:list-item>
                  <text:p text:style-name="P3">Testable by starting the game and seeing where the dwellings and ghosts are located</text:p>
                </text:list-item>
              </text:list>
            </text:list-item>
            <text:list-item>
              <text:p text:style-name="P3">Refresh the board upon execution of each action of a character</text:p>
              <text:list>
                <text:list-item>
                  <text:p text:style-name="P3">Testable by committing an action as a player in the game then observing the changes to the board</text:p>
                </text:list-item>
              </text:list>
            </text:list-item>
            <text:list-item>
              <text:p text:style-name="P3">Support Amazon, Captain, Swordsman, Dwarf, Black Knight</text:p>
              <text:list>
                <text:list-item>
                  <text:p text:style-name="P3">Testable by starting a new game with any of these character</text:p>
                </text:list-item>
              </text:list>
            </text:list-item>
          </text:list>
        </text:list-item>
      </text:list>
      <text:list xml:id="list2974019898916661880" text:style-name="L2">
        <text:list-item>
          <text:list>
            <text:list-item>
              <text:p text:style-name="P4">Support characters moving from clearing to clearing</text:p>
              <text:list>
                <text:list-item>
                  <text:p text:style-name="P4">Testable by pressing the move button while it is your turn then clicking on a clearing they you would like to move to</text:p>
                </text:list-item>
              </text:list>
            </text:list-item>
            <text:list-item>
              <text:p text:style-name="P4">Support character hiding</text:p>
              <text:list>
                <text:list-item>
                  <text:p text:style-name="P4">Testable by pressing the hide button while it is your turn</text:p>
                </text:list-item>
              </text:list>
            </text:list-item>
            <text:list-item>
              <text:p text:style-name="P4">Support cheat mode</text:p>
              <text:list>
                <text:list-item>
                  <text:p text:style-name="P4">Sound and warning chits on a tile can be selected rather than randomly assigned</text:p>
                </text:list-item>
                <text:list-item>
                  <text:p text:style-name="P4">Rolls can be controlled</text:p>
                </text:list-item>
                <text:list-item>
                  <text:p text:style-name="P4">Dwellings can be placed at start of game</text:p>
                </text:list-item>
              </text:list>
            </text:list-item>
          </text:list>
        </text:list-item>
      </text:list>
      <text:p text:style-name="Standard"><text:tab/> <text:s text:c="5"/>- <text:s text:c="4"/>Testable by starting a game after pressing the cheat mode option in the options menu <text:tab/><text:tab/> <text:s text:c="11"/>then starting the game to place dwellings and committing an action that requires a dice <text:tab/><text:tab/><text:tab/>roll</text:p>
      <text:list xml:id="list2918139759573545338" text:style-name="L3">
        <text:list-item>
          <text:list>
            <text:list-item>
              <text:p text:style-name="P5">Support Networking</text:p>
              <text:list>
                <text:list-item>
                  <text:p text:style-name="P5">Testable by starting a game as a host then connecting to yourself or having someone else connect to your game using the Host game button and the Join game buttons in the Networking menu</text:p>
                </text:list-item>
              </text:list>
            </text:list-item>
            <text:list-item>
              <text:p text:style-name="P5">Support one round character-2-character combat between 2 players with 2* limit</text:p>
              <text:list>
                <text:list-item>
                  <text:p text:style-name="P5">Testable by ending a turn on a clearing that contains another player and does not contain a monster.</text:p>
                </text:list-item>
              </text:list>
            </text:list-item>
            <text:list-item>
              <text:p text:style-name="P5">Characters can start on different dwellings</text:p>
              <text:list>
                <text:list-item>
                  <text:p text:style-name="P5">Testable by starting a game as either the Dwarf or Captain then selecting which dwelling you wish to start on </text:p>
                </text:list-item>
              </text:list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4332953978606159680" text:style-name="L4">
        <text:list-item>
          <text:list>
            <text:list-item>
              <text:p text:style-name="P7">Display multiple items on the same clearing ( characters and clearings )</text:p>
              <text:list>
                <text:list-item>
                  <text:p text:style-name="P7">Testable by hovering over a clearing that contains multiple items (indicated by a question mark)</text:p>
                </text:list-item>
              </text:list>
            </text:list-item>
            <text:list-item>
              <text:p text:style-name="P7">Support treasures (10to50g + 1to20 notoriety + -5to30 fame)</text:p>
              <text:list>
                <text:list-item>
                  <text:p text:style-name="P7">Testable by looting a clearing that you have searched for treasure in then looking at your earnings</text:p>
                </text:list-item>
              </text:list>
            </text:list-item>
            <text:list-item>
              <text:p text:style-name="P7">Support treasures appearing, discovery, and looting</text:p>
              <text:list>
                <text:list-item>
                  <text:p text:style-name="P7">Testable by pressing the Search button while it is your turn then looking at the discovered treasure and looting it</text:p>
                </text:list-item>
              </text:list>
            </text:list-item>
            <text:list-item>
              <text:p text:style-name="P7">Support searching for hidden paths, secret passages, hidden enemies</text:p>
              <text:list>
                <text:list-item>
                  <text:p text:style-name="P7"><text:soft-page-break/>Testable by pressing the search button while on a clearing that has a hidden path or passage or enemies and succeeding in your roll </text:p>
                </text:list-item>
              </text:list>
            </text:list-item>
            <text:list-item>
              <text:p text:style-name="P7">Support multi-round multi-character combat</text:p>
              <text:p text:style-name="P7">- <text:s text:c="3"/>Killing a character creates a treasure pile out of his/her possessions</text:p>
              <text:list>
                <text:list-item>
                  <text:p text:style-name="P7">Testable by ending your turn on the same tile as multiple other users</text:p>
                </text:list-item>
              </text:list>
            </text:list-item>
            <text:list-item>
              <text:p text:style-name="P7">Support Cloak of mist, Magic spectacles</text:p>
              <text:list>
                <text:list-item>
                  <text:p text:style-name="P7">Testable by looting either item and observing their effects</text:p>
                </text:list-item>
              </text:list>
            </text:list-item>
            <text:list-item>
              <text:p text:style-name="P7">Support victory points</text:p>
              <text:list>
                <text:list-item>
                  <text:p text:style-name="P7">Testable by setting your victory points during character creation then satisfying them</text:p>
                </text:list-item>
              </text:list>
            </text:list-item>
            <text:list-item>
              <text:p text:style-name="P7">Support Lost Castle, Lost City</text:p>
              <text:list>
                <text:list-item>
                  <text:p text:style-name="P7">Simplification: Lost City and Castle are both assigned flutter sound chit which spawns a flying dragon. Both are also displayed when the game starts</text:p>
                </text:list-item>
                <text:list-item>
                  <text:p text:style-name="P6"><text:span text:style-name="T2">Testable by starting a game and then looking at the board to see where the lost city and castle are, also noticing that there is a sound chit on each of their tiles</text:span></text:p>
                </text:list-item>
              </text:list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4287852362834335391" text:style-name="L5">
        <text:list-item>
          <text:list>
            <text:list-item>
              <text:p text:style-name="P8">Support random rolls</text:p>
              <text:list>
                <text:list-item>
                  <text:p text:style-name="P8">Testable by committing an action that requires a roll of the dice multiple times and observing a multiple outcomes</text:p>
                </text:list-item>
              </text:list>
            </text:list-item>
            <text:list-item>
              <text:p text:style-name="P8">Support multi-round combat with 1 monster</text:p>
              <text:list>
                <text:list-item>
                  <text:p text:style-name="P8">Testable by ending your turn on the same clearing as a single monster</text:p>
                </text:list-item>
              </text:list>
            </text:list-item>
            <text:list-item>
              <text:p text:style-name="P8">Support random placement of chits</text:p>
              <text:list>
                <text:list-item>
                  <text:p text:style-name="P8">Chits can be randomly placed on any tile or clearing in cheat mode, if not using cheat mode they will be at a default location</text:p>
                </text:list-item>
                <text:list-item>
                  <text:p text:style-name="P8">Testable by starting the game in cheat mode and pressing the randomize button for each chit</text:p>
                </text:list-item>
              </text:list>
            </text:list-item>
          </text:list>
        </text:list-item>
      </text:list>
      <text:list xml:id="list7889880193906268873" text:style-name="L6">
        <text:list-item>
          <text:list>
            <text:list-item>
              <text:p text:style-name="P9">Support 3 distinct monsters, each activated by 2 distinct possible monster rolls</text:p>
              <text:list>
                <text:list-item>
                  <text:p text:style-name="P9">Simplification : no monster rolls , monsters are all always on the clearing</text:p>
                </text:list-item>
                <text:list-item>
                  <text:p text:style-name="P9">Testable by locating each of the 3 distinct monsters on the board and/or combating them</text:p>
                </text:list-item>
              </text:list>
            </text:list-item>
          </text:list>
        </text:list-item>
      </text:list>
      <text:p text:style-name="P1"/>
      <text:p text:style-name="P1"><text:tab/><text:span text:style-name="T1">100%</text:span></text:p>
      <text:list xml:id="list6305717834614310171" text:style-name="L7">
        <text:list-item>
          <text:list>
            <text:list-item>
              <text:p text:style-name="P10">Zooming Map</text:p>
              <text:list>
                <text:list-item>
                  <text:p text:style-name="P10">Testable by using the mouse wheel while focusing on the board</text:p>
                </text:list-item>
              </text:list>
            </text:list-item>
            <text:list-item>
              <text:p text:style-name="P10">Support multiple character/monster combat</text:p>
              <text:list>
                <text:list-item>
                  <text:p text:style-name="P10">Simplification: combat between 1 player and multiple monsters is possible but not multiple players and multiple monsters</text:p>
                </text:list-item>
                <text:list-item>
                  <text:p text:style-name="P10">Testable by starting the game in cheat mode then placing multiple monsters on the same clearing then ending your turn on that clearing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text:span text:style-name="T1">Incomplete Requirements:</text:span></text:p>
      <text:p text:style-name="P1"/>
      <text:p text:style-name="Standard"><text:span text:style-name="T2"><text:tab/></text:span><text:span text:style-name="T1">85%</text:span></text:p>
      <text:list xml:id="list36272064" text:continue-list="list7889880193906268873" text:style-name="L6">
        <text:list-item>
          <text:list>
            <text:list-item>
              <text:p text:style-name="P9">Support move restrictions (caves, mountains)</text:p>
            </text:list-item>
            <text:list-item>
              <text:p text:style-name="P9">Support blocking (by characters and monsters)</text:p>
            </text:list-item>
            <text:list-item>
              <text:p text:style-name="P9">Support selling/buying with natives at dwellings</text:p>
            </text:list-item>
            <text:list-item>
              <text:p text:style-name="P9">Support monsters appearing and blocking</text:p>
              <text:p text:style-name="P9">- <text:s text:c="3"/>Every monster roll should activate some monster</text:p>
              <text:p text:style-name="P9">- <text:s text:c="3"/>Need not implement all monsters (start with giant)</text:p>
            </text:list-item>
          </text:list>
        </text:list-item>
      </text:list>
      <text:p text:style-name="P1"><text:tab/><text:span text:style-name="T1">100%</text:span></text:p>
      <text:list xml:id="list4590268438694308326" text:style-name="L9">
        <text:list-item>
          <text:list>
            <text:list-item>
              <text:p text:style-name="P11">Support 6 distinct monsters</text:p>
            </text:list-item>
            <text:list-item>
              <text:p text:style-name="P11">Support defty gloves, handy gloves, shoes of stealth, 7 league boots</text:p>
            </text:list-item>
            <text:list-item>
              <text:p text:style-name="P11">Support white knight and berserker</text:p>
            </text:list-item>
            <text:list-item>
              <text:p text:style-name="P11">Support several boards without hardwiring</text:p>
            </text:list-item>
            <text:list-item>
              <text:p text:style-name="P11">Support carrying capacity, treasure</text:p>
            </text:list-item>
            <text:list-item>
              <text:p text:style-name="P11">Support many more treasures and monsters</text:p>
            </text:list-item>
            <text:list-item>
              <text:p text:style-name="P11">Support horses and treasures in treasures</text:p>
            </text:list-item>
            <text:list-item>
              <text:p text:style-name="P11">Support players playing simultaneously</text:p>
            </text:list-item>
            <text:list-item>
              <text:p text:style-name="P11">Support magic</text:p>
              <text:p text:style-name="P11">- <text:s text:c="4"/>Minimally enchant tiles and cast lightning bolt and roof collapses</text:p>
            </text:list-item>
            <text:list-item>
              <text:p text:style-name="P11">Support hiring and use of nativ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3T13:11:13.68</meta:creation-date>
    <dc:date>2015-04-07T16:10:11.55</dc:date>
    <meta:editing-duration>PT2H2M30S</meta:editing-duration>
    <meta:editing-cycles>31</meta:editing-cycles>
    <meta:generator>OpenOffice/4.1.0$Win32 OpenOffice.org_project/410m18$Build-9764</meta:generator>
    <meta:document-statistic meta:table-count="0" meta:image-count="0" meta:object-count="0" meta:page-count="3" meta:paragraph-count="81" meta:word-count="886" meta:character-count="5064"/>
  </office:meta>
</office:document-meta>
</file>